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ato" svg:font-family="Lato" style:font-family-generic="roman" style:font-pitch="variable"/>
    <style:font-face style:name="Lato Light" svg:font-family="'La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ato Light1" svg:font-family="'Lato Ligh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margin-top="0in" fo:margin-bottom="0.028in" loext:contextual-spacing="false" fo:line-height="100%" fo:text-align="center" style:justify-single-word="false"/>
    </style:style>
    <style:style style:name="P5" style:family="paragraph" style:parent-style-name="Standard" style:master-page-name="Standard">
      <style:paragraph-properties fo:line-height="100%" fo:text-align="center" style:justify-single-word="false" style:page-number="1"/>
    </style:style>
    <style:style style:name="T1" style:family="text">
      <style:text-properties fo:color="#232b2b" style:font-name="Lato Light" fo:font-size="21pt" style:font-name-asian="Lato Light1" style:font-size-asian="21pt" style:font-name-complex="Lato Light1" style:font-size-complex="21pt"/>
    </style:style>
    <style:style style:name="T2" style:family="text">
      <style:text-properties fo:color="#232b2b" style:font-name="Lato" fo:font-size="10.5pt" style:font-name-asian="Lato1" style:font-size-asian="10.5pt" style:font-name-complex="Lato1" style:font-size-complex="10.5pt"/>
    </style:style>
    <style:style style:name="T3" style:family="text">
      <style:text-properties fo:color="#c72e72" style:font-name="Lato" fo:font-size="14pt" style:font-name-asian="Lato1" style:font-size-asian="14pt" style:font-name-complex="Lato1" style:font-size-complex="14pt"/>
    </style:style>
    <style:style style:name="T4" style:family="text">
      <style:text-properties fo:color="#1155cc" style:font-name="Lato" fo:font-size="10.5pt" style:text-underline-style="solid" style:text-underline-width="auto" style:text-underline-color="font-color" style:font-name-asian="Lato1" style:font-size-asian="10.5pt" style:font-name-complex="Lato1"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ucas Masaba</text:span></text:p>
      <text:p text:style-name="P4"><text:span text:style-name="T3">FRONT-END ENGINEER</text:span></text:p>
      <text:p text:style-name="P1"><text:a xlink:type="simple" xlink:href="mailto:masabaluke@gmail.com" text:style-name="ListLabel_20_1" text:visited-style-name="ListLabel_20_1"><text:span text:style-name="T4">masabaluke@gmail.com</text:span></text:a><text:span text:style-name="T2"> | </text:span><text:a xlink:type="simple" xlink:href="https://github.com/Lucas-Masaba" text:style-name="ListLabel_20_1" text:visited-style-name="ListLabel_20_1"><text:span text:style-name="T4">GitHub</text:span></text:a><text:span text:style-name="T2"> | </text:span><text:a xlink:type="simple" xlink:href="https://www.linkedin.com/in/khusiima-luke-masaba-59060a121/" text:style-name="ListLabel_20_1" text:visited-style-name="ListLabel_20_1"><text:span text:style-name="T4">LinkedIn </text:span></text:a><text:span text:style-name="T2">| </text:span><text:a xlink:type="simple" xlink:href="https://twitter.com/MasabaLuke" text:style-name="ListLabel_20_1" text:visited-style-name="ListLabel_20_1"><text:span text:style-name="T4">Twitter </text:span></text:a><text:span text:style-name="T2">| </text:span><text:a xlink:type="simple" xlink:href="https://docs.google.com/document/d/1bJHFXPkTGDbtRoa_0O9JydPwzxsQrnvomw96mfdIa0o/edit" text:style-name="ListLabel_20_1" text:visited-style-name="ListLabel_20_1"><text:span text:style-name="T4">Resume</text:span></text:a> <text:span text:style-name="T2">| </text:span><text:a xlink:type="simple" xlink:href="https://lucas-masaba.github.io/my_portfolio/" text:style-name="ListLabel_20_1" text:visited-style-name="ListLabel_20_1"><text:span text:style-name="T4">Portfolio</text:span></text:a></text:p>
      <text:p text:style-name="P2">Dear Hiring Manager,</text:p>
      <text:p text:style-name="P2"/>
      <text:p text:style-name="P2">I am very excited to submit my application today for a position as a front-end engineer for Jumio! </text:p>
      <text:p text:style-name="P2"/>
      <text:p text:style-name="P2">I have been a student at a remote software developer school called Microverse which teaches software development through the creation of real-world projects. I have built front-end, back-end and full-stack projects during my time at Microverse. As I was building these projects, I learned many valuable skills such as effective communication, time management, contribution to group projects and others. I received progress reports for the group projects I worked on and my scores on these particular skills were 10/10 each.</text:p>
      <text:p text:style-name="P2"/>
      <text:p text:style-name="P2">I have spent the last 10 months working on real-world projects and learning multiple soft skills required for remote collaboration. My communication skills led to ease in the completion of group projects because everyone I worked with got to know when a particular feature was finished, what bugs were in the codebase and when a code review was required. I also contributed to the group projects on time. The time management I exhibited allowed us to work on extra features to make the projects more user-friendly. As I mentioned before, I have been learning through developing real-world projects such as a Covid tracker that displays data based on a covid tracker API using React. This data is updated every day. The information is obtained from different sources worldwide so that users can get the latest information on the number of cases, deaths, and recoveries worldwide. I would also like to talk about the space travellers’ app I built with another developer. It gets data from an API that shows the number of rockets and missions available. A user can book a rocket to go for a particular mission. I would be thrilled to use every one of these skills in the service of Jumio.</text:p>
      <text:p text:style-name="P2"/>
      <text:p text:style-name="P2">I am excited about the opportunity to become a part of Jumio and I hope you will be just as happy to have me. </text:p>
      <text:p text:style-name="P2"/>
      <text:p text:style-name="P2">Looking forward to hearing from you</text:p>
      <text:p text:style-name="P2"/>
      <text:p text:style-name="P3">Lucas Masaba</text:p>
      <text:p text:style-name="P3"/>
      <text:p text:style-name="P3"/>
      <text:p text:style-name="P3"/>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ato" svg:font-family="Lato" style:font-family-generic="roman" style:font-pitch="variable"/>
    <style:font-face style:name="Lato Light" svg:font-family="'La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ato Light1" svg:font-family="'Lato Ligh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155cc" style:font-name="Lato" fo:font-family="Lato" style:font-family-generic="roman" style:font-pitch="variable" fo:font-size="10.5pt" style:text-underline-style="solid" style:text-underline-width="auto" style:text-underline-color="font-color" style:font-name-asian="Lato1" style:font-family-asian="Lato" style:font-family-generic-asian="system" style:font-pitch-asian="variable" style:font-size-asian="10.5pt" style:font-name-complex="Lato1" style:font-family-complex="Lato" style:font-family-generic-complex="system"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352" meta:character-count="2086" meta:non-whitespace-character-count="1741"/>
    <meta:generator>LibreOfficeDev/6.0.5.2$Linux_X86_64 LibreOffice_project/</meta:generator>
  </office:meta>
</office:document-meta>
</file>